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text-properties fo:color="#000000" officeooo:paragraph-rsid="000b5636" style:font-size-complex="12pt"/>
    </style:style>
    <style:style style:name="P7" style:family="paragraph" style:parent-style-name="No_20_Spacing">
      <style:text-properties fo:color="#000000" officeooo:rsid="000cec25" officeooo:paragraph-rsid="000cec25" style:font-size-complex="12pt"/>
    </style:style>
    <style:style style:name="P8" style:family="paragraph" style:parent-style-name="No_20_Spacing">
      <style:text-properties fo:color="#000000" officeooo:rsid="001f96e6" officeooo:paragraph-rsid="000b5636" style:font-name-asian="Times New Roman1" style:font-size-complex="12pt"/>
    </style:style>
    <style:style style:name="P9" style:family="paragraph" style:parent-style-name="No_20_Spacing">
      <style:text-properties fo:color="#000000" officeooo:paragraph-rsid="000b5636" style:font-name-asian="Times New Roman1" style:font-size-complex="12pt"/>
    </style:style>
    <style:style style:name="P10" style:family="paragraph" style:parent-style-name="No_20_Spacing">
      <style:text-properties fo:color="#000000" officeooo:rsid="000cec25" officeooo:paragraph-rsid="000cec25" style:font-name-asian="Times New Roman1" style:font-size-complex="12pt"/>
    </style:style>
    <style:style style:name="P11" style:family="paragraph" style:parent-style-name="No_20_Spacing">
      <style:text-properties fo:color="#000000" officeooo:rsid="0015f21d" officeooo:paragraph-rsid="0015f21d" style:font-name-asian="Times New Roman1" style:font-size-complex="12pt"/>
    </style:style>
    <style:style style:name="P12" style:family="paragraph" style:parent-style-name="No_20_Spacing">
      <style:text-properties fo:color="#000000" officeooo:rsid="00291c60" officeooo:paragraph-rsid="00291c60" style:font-name-asian="Times New Roman1" style:font-size-complex="12pt"/>
    </style:style>
    <style:style style:name="P1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14" style:family="paragraph" style:parent-style-name="No_20_Spacing">
      <style:text-properties fo:color="#000000" fo:font-weight="bold" officeooo:rsid="000cec25" officeooo:paragraph-rsid="000cec25" style:font-name-asian="Times New Roman1" style:font-weight-asian="bold" style:font-size-complex="12pt" style:font-weight-complex="bold"/>
    </style:style>
    <style:style style:name="P15" style:family="paragraph" style:parent-style-name="No_20_Spacing">
      <style:text-properties fo:color="#000000" style:font-name="LM Mono 8" officeooo:paragraph-rsid="000b5636"/>
    </style:style>
    <style:style style:name="P16" style:family="paragraph" style:parent-style-name="No_20_Spacing">
      <style:text-properties fo:color="#000000" style:font-name="Courier 10 Pitch" officeooo:paragraph-rsid="000b5636" style:font-size-complex="12pt"/>
    </style:style>
    <style:style style:name="P17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18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19" style:family="paragraph" style:parent-style-name="No_20_Spacing">
      <style:text-properties fo:color="#000000" style:font-name="Courier New1" fo:font-size="9pt" officeooo:paragraph-rsid="000b5636" style:font-name-asian="Times New Roman1" style:font-size-asian="9pt" style:font-size-complex="12pt"/>
    </style:style>
    <style:style style:name="P20" style:family="paragraph" style:parent-style-name="No_20_Spacing">
      <style:text-properties fo:color="#000000" style:font-name="Courier New1" officeooo:paragraph-rsid="000b5636" style:font-size-complex="12pt"/>
    </style:style>
    <style:style style:name="P2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22" style:family="paragraph" style:parent-style-name="No_20_Spacing">
      <style:text-properties fo:color="#000000" officeooo:paragraph-rsid="000b5636"/>
    </style:style>
    <style:style style:name="P2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24" style:family="paragraph" style:parent-style-name="No_20_Spacing">
      <style:text-properties fo:color="#000000" style:font-name="Courier New" fo:font-size="9pt" officeooo:rsid="0012503b" officeooo:paragraph-rsid="0012503b" style:font-name-asian="Times New Roman1" style:font-size-asian="9pt" style:font-size-complex="9pt"/>
    </style:style>
    <style:style style:name="P25" style:family="paragraph" style:parent-style-name="No_20_Spacing">
      <style:text-properties fo:color="#000000" style:font-name="Courier New" fo:font-size="9pt" officeooo:rsid="0015f21d" officeooo:paragraph-rsid="0015f21d" style:font-name-asian="Times New Roman1" style:font-size-asian="9pt" style:font-size-complex="9pt"/>
    </style:style>
    <style:style style:name="P26" style:family="paragraph" style:parent-style-name="No_20_Spacing">
      <style:text-properties fo:color="#000000" style:font-name="Courier New" fo:font-size="9pt" officeooo:rsid="00187dfd" officeooo:paragraph-rsid="00187dfd" style:font-name-asian="Times New Roman1" style:font-size-asian="9pt" style:font-size-complex="9pt"/>
    </style:style>
    <style:style style:name="P27" style:family="paragraph" style:parent-style-name="No_20_Spacing">
      <style:text-properties officeooo:paragraph-rsid="000b5636"/>
    </style:style>
    <style:style style:name="P28" style:family="paragraph" style:parent-style-name="No_20_Spacing">
      <style:text-properties officeooo:rsid="000fc44f" officeooo:paragraph-rsid="000fc44f"/>
    </style:style>
    <style:style style:name="P29" style:family="paragraph" style:parent-style-name="No_20_Spacing">
      <style:text-properties style:font-name="Andale Mono" officeooo:rsid="000fc44f" officeooo:paragraph-rsid="000fc44f"/>
    </style:style>
    <style:style style:name="P30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31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32" style:family="paragraph" style:parent-style-name="No_20_Spacing">
      <style:text-properties officeooo:rsid="001a3427" officeooo:paragraph-rsid="001a3427"/>
    </style:style>
    <style:style style:name="P33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4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35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36" style:family="paragraph" style:parent-style-name="No_20_Spacing">
      <style:text-properties officeooo:rsid="001b67a5" officeooo:paragraph-rsid="001b67a5"/>
    </style:style>
    <style:style style:name="P37" style:family="paragraph" style:parent-style-name="No_20_Spacing">
      <style:text-properties fo:font-style="italic" officeooo:rsid="001b67a5" officeooo:paragraph-rsid="001b67a5" style:font-style-asian="italic" style:font-style-complex="italic"/>
    </style:style>
    <style:style style:name="P38" style:family="paragraph" style:parent-style-name="No_20_Spacing">
      <style:text-properties officeooo:rsid="001d4d79" officeooo:paragraph-rsid="001d4d79"/>
    </style:style>
    <style:style style:name="P39" style:family="paragraph" style:parent-style-name="No_20_Spacing">
      <style:text-properties officeooo:rsid="001d4d79" officeooo:paragraph-rsid="0020e17d"/>
    </style:style>
    <style:style style:name="P40" style:family="paragraph" style:parent-style-name="No_20_Spacing">
      <style:text-properties officeooo:rsid="00205b27" officeooo:paragraph-rsid="00205b27"/>
    </style:style>
    <style:style style:name="P41" style:family="paragraph" style:parent-style-name="No_20_Spacing">
      <style:text-properties officeooo:rsid="00205b27" officeooo:paragraph-rsid="0020e17d"/>
    </style:style>
    <style:style style:name="P42" style:family="paragraph" style:parent-style-name="No_20_Spacing">
      <style:text-properties officeooo:rsid="0020e17d" officeooo:paragraph-rsid="0020e17d"/>
    </style:style>
    <style:style style:name="P43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44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45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46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47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48" style:family="paragraph" style:parent-style-name="No_20_Spacing">
      <style:text-properties fo:font-style="normal" officeooo:rsid="00205b27" officeooo:paragraph-rsid="00231beb" style:font-style-asian="normal" style:font-style-complex="normal"/>
    </style:style>
    <style:style style:name="P49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50" style:family="paragraph" style:parent-style-name="No_20_Spacing">
      <style:text-properties officeooo:rsid="0024ef67" officeooo:paragraph-rsid="0024ef67"/>
    </style:style>
    <style:style style:name="P51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52" style:family="paragraph" style:parent-style-name="No_20_Spacing">
      <style:text-properties officeooo:rsid="00291c60" officeooo:paragraph-rsid="00291c60"/>
    </style:style>
    <style:style style:name="P53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54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55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56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57" style:family="paragraph" style:parent-style-name="No_20_Spacing">
      <style:paragraph-properties fo:break-before="page"/>
      <style:text-properties fo:color="#000000" officeooo:paragraph-rsid="000b5636" style:font-name-asian="Times New Roman1" style:font-size-complex="12pt"/>
    </style:style>
    <style:style style:name="P58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59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60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1" style:font-size-complex="12pt"/>
    </style:style>
    <style:style style:name="P61" style:family="paragraph" style:parent-style-name="No_20_Spacing">
      <style:paragraph-properties fo:margin-left="1.251cm" fo:margin-right="0cm" fo:text-indent="0cm" style:auto-text-indent="false"/>
    </style:style>
    <style:style style:name="P62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style:font-name-asian="Times New Roman1" style:font-size-complex="12pt"/>
    </style:style>
    <style:style style:name="T4" style:family="text">
      <style:text-properties fo:color="#000000" officeooo:rsid="00291c60" style:font-name-asian="Times New Roman1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fo:color="#000000" style:text-position="super 58%" officeooo:rsid="00291c60" style:font-name-asian="Times New Roman1" style:font-size-complex="12pt"/>
    </style:style>
    <style:style style:name="T9" style:family="text">
      <style:text-properties style:text-position="super 58%"/>
    </style:style>
    <style:style style:name="T10" style:family="text">
      <style:text-properties style:font-name="Andale Mono"/>
    </style:style>
    <style:style style:name="T11" style:family="text">
      <style:text-properties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5b2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615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Fourth Lesson - draft opened 29<text:span text:style-name="T9">th</text:span> October 2016</text:p>
      <text:p text:style-name="P7"/>
      <text:p text:style-name="P23">Comprising the latter part of lesson 3, on 2d-arrays, and some added stuff on pointers.</text:p>
      <text:p text:style-name="P23"/>
      <text:p text:style-name="P6"/>
      <text:p text:style-name="P7">Last time we looked at 1-D arrays.</text:p>
      <text:p text:style-name="P7"/>
      <text:p text:style-name="P7">Test questions:</text:p>
      <text:p text:style-name="P7"/>
      <text:p text:style-name="P61">1.</text:p>
      <text:p text:style-name="P61">2.</text:p>
      <text:p text:style-name="P61">3.</text:p>
      <text:p text:style-name="P61"/>
      <text:p text:style-name="P6"/>
      <text:p text:style-name="P6">OK, so one-dimensional arrays are quite simple. <text:s/>We can have more dimensions. <text:s/>Two dimensions are common, because we can make tables and represent things like chess or other game boards.</text:p>
      <text:p text:style-name="P6"/>
      <text:p text:style-name="P6">A two-D array of integers is like this:-</text:p>
      <text:p text:style-name="P6"/>
      <text:p text:style-name="P59">int intArray[6][8];</text:p>
      <text:p text:style-name="P9"/>
      <text:p text:style-name="P6">Gives us a table with 6 rows and 8 columns:-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9"/>
      <text:p text:style-name="P9"/>
      <text:p text:style-name="P27"><text:span text:style-name="T1">The top left cell is intArray[0][0]</text:span><text:span text:style-name="T3">.</text:span></text:p>
      <text:p text:style-name="P9"/>
      <text:p text:style-name="P27"><text:span text:style-name="T1">The first row has a zero for its first </text:span><text:span text:style-name="T5">index.</text:span></text:p>
      <text:p text:style-name="P9"/>
      <text:p text:style-name="P13">Accessing 2-d array elements</text:p>
      <text:p text:style-name="P9"/>
      <text:p text:style-name="P6">Is done like this :-</text:p>
      <text:p text:style-name="P6"/>
      <text:p text:style-name="P59">intArray[0][0] = 2;</text:p>
      <text:p text:style-name="P59">intArray[3][1] = 5;</text:p>
      <text:p text:style-name="P59">intArray[4][1] = intArray[0][0] + intArray[3][1];</text:p>
      <text:p text:style-name="P60"/>
      <text:p text:style-name="P6">So what would intArray[4][1] contain after these instructions?</text:p>
      <text:p text:style-name="P6"/>
      <text:p text:style-name="P6"/>
      <text:p text:style-name="P53"/>
      <text:p text:style-name="P13">A Times-Table table.</text:p>
      <text:p text:style-name="P9"/>
      <text:p text:style-name="P6">A simple example would be to create a times-table table.</text:p>
      <text:p text:style-name="P6"/>
      <text:p text:style-name="P6">We'll need a table, how would you declare it?</text:p>
      <text:p text:style-name="P6"/>
      <text:p text:style-name="P15">int timesTable ???????</text:p>
      <text:p text:style-name="P53">Ans: int table[10][10];</text:p>
      <text:p text:style-name="P6"/>
      <text:p text:style-name="P7">How will we fill it up?</text:p>
      <text:p text:style-name="P7"/>
      <text:p text:style-name="P54"/>
      <text:p text:style-name="P7">Answer :- two nested loops</text:p>
      <text:p text:style-name="P7"/>
      <text:p text:style-name="P27"><text:span text:style-name="T2">Then </text:span><text:span text:style-name="T1">scan through it using two </text:span><text:span text:style-name="T5">nested</text:span><text:span text:style-name="T1"> loops to fill it up. <text:s/></text:span></text:p>
      <text:p text:style-name="P6"/>
      <text:p text:style-name="P16">int row, column;</text:p>
      <text:p text:style-name="P16"/>
      <text:p text:style-name="P16">for (row = 0; row &lt; 9; row++) {</text:p>
      <text:p text:style-name="P16"><text:tab/>for (column = 0; column &lt; 9; column++) {</text:p>
      <text:p text:style-name="P16"><text:tab/><text:tab/>table[row][column] = ??;</text:p>
      <text:p text:style-name="P16"><text:tab/><text:tab/>}</text:p>
      <text:p text:style-name="P16"><text:tab/>}</text:p>
      <text:p text:style-name="P16"/>
      <text:p text:style-name="P6"/>
      <text:p text:style-name="P6">What would we put in place of ??</text:p>
      <text:p text:style-name="P53">Answer - It depends. <text:s/>If we use </text:p>
      <text:p text:style-name="P6"/>
      <text:p text:style-name="P6"><text:tab/>row * column;</text:p>
      <text:p text:style-name="P6"/>
      <text:p text:style-name="P6">we'll get a zero-times column and row.</text:p>
      <text:p text:style-name="P6"/>
      <text:p text:style-name="P6">If we want a more traditional one, starting at 1 x 1 = 1, we'd have to use</text:p>
      <text:p text:style-name="P6"/>
      <text:p text:style-name="P1"><text:tab/>(row+1) * (column+1)</text:p>
      <text:p text:style-name="P6"/>
      <text:p text:style-name="P6"/>
      <text:p text:style-name="P6">And then print it out … how??</text:p>
      <text:p text:style-name="P6"/>
      <text:p text:style-name="P53">Answer ::</text:p>
      <text:p text:style-name="P6"/>
      <text:p text:style-name="P17">void timesTable() {</text:p>
      <text:p text:style-name="P19"/>
      <text:p text:style-name="P17"><text:s text:c="4"/>int table[10][10];</text:p>
      <text:p text:style-name="P17"><text:s text:c="4"/>int row, column;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table[row][column] = (row + 1) * (column + 1);</text:p>
      <text:p text:style-name="P17"><text:s text:c="8"/>}</text:p>
      <text:p text:style-name="P17"><text:s text:c="4"/>}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printf("%5d ", table[row][column]);</text:p>
      <text:p text:style-name="P17"><text:s text:c="8"/>}</text:p>
      <text:p text:style-name="P17"><text:s text:c="8"/>printf("\n");</text:p>
      <text:p text:style-name="P17"><text:s text:c="4"/>}</text:p>
      <text:p text:style-name="P19">}</text:p>
      <text:p text:style-name="P19"/>
      <text:p text:style-name="No_20_Spacing">This produces this output :-</text:p>
      <text:p text:style-name="No_20_Spacing"/>
      <text:p text:style-name="P28"><text:s text:c="10"/><text:span text:style-name="T10">1 <text:s text:c="4"/>2 <text:s text:c="4"/>3 <text:s text:c="4"/>4 <text:s text:c="4"/>5 <text:s text:c="4"/>6 <text:s text:c="4"/>7 <text:s text:c="4"/>8 <text:s text:c="4"/>9 <text:s text:c="3"/>10 </text:span></text:p>
      <text:p text:style-name="P29"><text:s text:c="4"/>2 <text:s text:c="4"/>4 <text:s text:c="4"/>6 <text:s text:c="4"/>8 <text:s text:c="3"/>10 <text:s text:c="3"/>12 <text:s text:c="3"/>14 <text:s text:c="3"/>16 <text:s text:c="3"/>18 <text:s text:c="3"/>20 </text:p>
      <text:p text:style-name="P29"><text:s text:c="4"/>3 <text:s text:c="4"/>6 <text:s text:c="4"/>9 <text:s text:c="3"/>12 <text:s text:c="3"/>15 <text:s text:c="3"/>18 <text:s text:c="3"/>21 <text:s text:c="3"/>24 <text:s text:c="3"/>27 <text:s text:c="3"/>30 </text:p>
      <text:p text:style-name="P29"><text:s text:c="4"/>4 <text:s text:c="4"/>8 <text:s text:c="3"/>12 <text:s text:c="3"/>16 <text:s text:c="3"/>20 <text:s text:c="3"/>24 <text:s text:c="3"/>28 <text:s text:c="3"/>32 <text:s text:c="3"/>36 <text:s text:c="3"/>40 </text:p>
      <text:p text:style-name="P29"><text:s text:c="4"/>5 <text:s text:c="3"/>10 <text:s text:c="3"/>15 <text:s text:c="3"/>20 <text:s text:c="3"/>25 <text:s text:c="3"/>30 <text:s text:c="3"/>35 <text:s text:c="3"/>40 <text:s text:c="3"/>45 <text:s text:c="3"/>50 </text:p>
      <text:p text:style-name="P29"><text:s text:c="4"/>6 <text:s text:c="3"/>12 <text:s text:c="3"/>18 <text:s text:c="3"/>24 <text:s text:c="3"/>30 <text:s text:c="3"/>36 <text:s text:c="3"/>42 <text:s text:c="3"/>48 <text:s text:c="3"/>54 <text:s text:c="3"/>60 </text:p>
      <text:p text:style-name="P29"><text:s text:c="4"/>7 <text:s text:c="3"/>14 <text:s text:c="3"/>21 <text:s text:c="3"/>28 <text:s text:c="3"/>35 <text:s text:c="3"/>42 <text:s text:c="3"/>49 <text:s text:c="3"/>56 <text:s text:c="3"/>63 <text:s text:c="3"/>70 </text:p>
      <text:p text:style-name="P29"><text:s text:c="4"/>8 <text:s text:c="3"/>16 <text:s text:c="3"/>24 <text:s text:c="3"/>32 <text:s text:c="3"/>40 <text:s text:c="3"/>48 <text:s text:c="3"/>56 <text:s text:c="3"/>64 <text:s text:c="3"/>72 <text:s text:c="3"/>80 </text:p>
      <text:p text:style-name="P29"><text:s text:c="4"/>9 <text:s text:c="3"/>18 <text:s text:c="3"/>27 <text:s text:c="3"/>36 <text:s text:c="3"/>45 <text:s text:c="3"/>54 <text:s text:c="3"/>63 <text:s text:c="3"/>72 <text:s text:c="3"/>81 <text:s text:c="3"/>90 </text:p>
      <text:p text:style-name="P29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</text:p>
      <text:p text:style-name="No_20_Spacing"/>
      <text:p text:style-name="No_20_Spacing"/>
      <text:p text:style-name="P28"><text:bookmark-start text:name="__DdeLink__2519_1398144804"/>What happens if we leave out the brackets in the </text:p>
      <text:p text:style-name="P28"><text:bookmark-end text:name="__DdeLink__2519_1398144804"/></text:p>
      <text:p text:style-name="P18"><text:s text:c="8"/>table[row][column] = (row + 1) * (column + 1);</text:p>
      <text:p text:style-name="P28"/>
      <text:p text:style-name="P28">statement?</text:p>
      <text:p text:style-name="P28"/>
      <text:p text:style-name="P28"/>
      <text:p text:style-name="P28"/>
      <text:p text:style-name="P18"/>
      <text:p text:style-name="P55">Two-dimensional strings, arrays.</text:p>
      <text:p text:style-name="P9"/>
      <text:p text:style-name="P9">These are conceptually a bit harder still.</text:p>
      <text:p text:style-name="P9"/>
      <text:p text:style-name="P9"/>
      <text:p text:style-name="P9"/>
      <text:p text:style-name="P6">We can have an array of strings, and you can think of it like a table of strings:-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9"/>
      <text:p text:style-name="P6">Each row is a string, which is a 1-D array of characters.</text:p>
      <text:p text:style-name="P6"/>
      <text:p text:style-name="P21">I haven't shown the rows as separate characters, each one in its own memory location. <text:s/>Because it was toooooo fiddly.</text:p>
      <text:p text:style-name="P6"/>
      <text:p text:style-name="P6"/>
      <text:p text:style-name="P6"/>
      <text:p text:style-name="P6">We would declare it like this :-</text:p>
      <text:p text:style-name="P6"/>
      <text:p text:style-name="P20">char poem[5][40];</text:p>
      <text:p text:style-name="P9"/>
      <text:p text:style-name="P9"/>
      <text:p text:style-name="P8">Number of rows first, then number of elements in the row.</text:p>
      <text:p text:style-name="P9"/>
      <text:p text:style-name="P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6"/>
      <text:p text:style-name="P6">We can do the declare-and-initialise, in a way similar to the int array :-</text:p>
      <text:p text:style-name="P6"/>
      <text:p text:style-name="P6"/>
      <text:p text:style-name="P17"><text:s text:c="4"/>char poem[][40] = { "In Xanadu did Kubla Khan",</text:p>
      <text:p text:style-name="P17"><text:s text:c="12"/>"a stately pleasure-dome decree",</text:p>
      <text:p text:style-name="P17"><text:s text:c="12"/>"where Alph, the scacred river ran",</text:p>
      <text:p text:style-name="P17"><text:s text:c="12"/>"down to a sunless sea" };</text:p>
      <text:p text:style-name="P9"/>
      <text:p text:style-name="P6">and print it out like this :-</text:p>
      <text:p text:style-name="P6"/>
      <text:p text:style-name="P17">for (int row = 0; row &lt; 4; row++) {</text:p>
      <text:p text:style-name="P17"><text:s text:c="7"/>printf ("Row: %d : %s\n", row, poem[row]);</text:p>
      <text:p text:style-name="P19"><text:tab/>}</text:p>
      <text:p text:style-name="P9"/>
      <text:p text:style-name="P27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9"/>
      <text:p text:style-name="P27"><text:span text:style-name="T6">poem[1][0] </text:span><text:span text:style-name="T7">is the first character of that string, and is an 'a'</text:span></text:p>
      <text:p text:style-name="P9"/>
      <text:p text:style-name="P9"/>
      <text:p text:style-name="P9"/>
      <text:p text:style-name="P57"/>
      <text:p text:style-name="P14">The chessboard example</text:p>
      <text:p text:style-name="P10"/>
      <text:p text:style-name="P12">[This doesn't even mention arrays - what happened? - Ed.]</text:p>
      <text:p text:style-name="P12"/>
      <text:p text:style-name="P10">There is an old story about someone who asked for payment this way:</text:p>
      <text:p text:style-name="P10"/>
      <text:p text:style-name="P10">“Take an empty chessboard, put a single gold coin on the first square, then two on the second, then four on the third, and carry on, doubling the amount of coins each time.”</text:p>
      <text:p text:style-name="P10"/>
      <text:p text:style-name="P10">We can either calculate this sum, quite easily, as </text:p>
      <text:p text:style-name="P10"/>
      <text:p text:style-name="P11">Or we can model it.</text:p>
      <text:p text:style-name="P11"/>
      <text:p text:style-name="P11">Each square, n, has 2^n coins on it. <text:s/>We can use our powerl function to calculate this.</text:p>
      <text:p text:style-name="P11"/>
      <text:p text:style-name="P11">Problem! <text:s/>long type can't go above 2^32-1, and we need to go to 2^64.</text:p>
      <text:p text:style-name="P11"/>
      <text:p text:style-name="P11">So, we write a floting-point version that can give us a rough answer.</text:p>
      <text:p text:style-name="P11"/>
      <text:p text:style-name="P11">We just change the powerl code to be floating point:-</text:p>
      <text:p text:style-name="P11"/>
      <text:p text:style-name="P11"/>
      <text:p text:style-name="P25">double powerld(long base, long power) {</text:p>
      <text:p text:style-name="P25"/>
      <text:p text:style-name="P25"><text:s text:c="4"/>if ((base == 0) &amp;&amp; (power == 0))</text:p>
      <text:p text:style-name="P25"><text:s text:c="8"/>return 1;</text:p>
      <text:p text:style-name="P25"><text:s text:c="4"/>/* 0 raised to anything is zero */</text:p>
      <text:p text:style-name="P25"><text:s text:c="4"/>if (base == 0)</text:p>
      <text:p text:style-name="P25"><text:s text:c="8"/>return 0;</text:p>
      <text:p text:style-name="P25"><text:s text:c="4"/>/* n ^ 0 is just 1 */</text:p>
      <text:p text:style-name="P25"><text:s text:c="4"/>if (power == 0)</text:p>
      <text:p text:style-name="P25"><text:s text:c="8"/>return 1;</text:p>
      <text:p text:style-name="P25"><text:s text:c="4"/>/* n ^ 1 is just n */</text:p>
      <text:p text:style-name="P25"><text:s text:c="4"/>if (power == 1)</text:p>
      <text:p text:style-name="P25"><text:s text:c="8"/>return base;</text:p>
      <text:p text:style-name="P25"><text:s text:c="4"/>/* we can't handle negative powers, indicate this by returning an error */</text:p>
      <text:p text:style-name="P25"><text:s text:c="4"/>if (power &lt; 0)</text:p>
      <text:p text:style-name="P25"><text:s text:c="8"/>return -1;</text:p>
      <text:p text:style-name="P25"/>
      <text:p text:style-name="P25"><text:s text:c="4"/>double answer = base;</text:p>
      <text:p text:style-name="P25"><text:s text:c="4"/>while (--power &gt; 0)</text:p>
      <text:p text:style-name="P25"><text:s text:c="8"/>answer = answer * base;</text:p>
      <text:p text:style-name="P25"><text:s text:c="4"/>return answer;</text:p>
      <text:p text:style-name="P25">}</text:p>
      <text:p text:style-name="P25"/>
      <text:p text:style-name="P11">Very little changes, just the return type, and the type of <text:span text:style-name="T11">answer</text:span>.</text:p>
      <text:p text:style-name="P11">We can now use this :-</text:p>
      <text:p text:style-name="P11"/>
      <text:p text:style-name="P11">We need to tell the compiler that these two functions are declared in another file in this project, and the types that they accept, and return:-</text:p>
      <text:p text:style-name="P10"/>
      <text:p text:style-name="P24">long powerl(long, long);</text:p>
      <text:p text:style-name="P24">double powerld(long, long);</text:p>
      <text:p text:style-name="P24"/>
      <text:p text:style-name="No_20_Spacing">If this is missing, they are assumed to take and return all ints, which is wrong.</text:p>
      <text:p text:style-name="P24"/>
      <text:p text:style-name="P24"/>
      <text:p text:style-name="P24"/>
      <text:p text:style-name="P24">void sumOfPowerSeries() {</text:p>
      <text:p text:style-name="P24"/>
      <text:p text:style-name="P24"><text:s text:c="4"/>double sum = 0.0;</text:p>
      <text:p text:style-name="P24"><text:s text:c="4"/>int square = 0;</text:p>
      <text:p text:style-name="P24"><text:s text:c="4"/>double amount;</text:p>
      <text:p text:style-name="P24"><text:soft-page-break/></text:p>
      <text:p text:style-name="P24"><text:s text:c="4"/>for (square = 0; square &lt; 64; square++) {</text:p>
      <text:p text:style-name="P24"><text:s text:c="8"/>amount = powerld(2, square);</text:p>
      <text:p text:style-name="P24"><text:s text:c="8"/>printf("On square %ld, put %20.20lg coins\n", square + 1, amount);</text:p>
      <text:p text:style-name="P24"><text:s text:c="8"/>sum += amount;</text:p>
      <text:p text:style-name="P24"><text:s text:c="4"/>}</text:p>
      <text:p text:style-name="P24"/>
      <text:p text:style-name="P24"><text:s text:c="4"/>printf ("Sum of coins is %20.20lg or %20.20le\n", sum,sum);</text:p>
      <text:p text:style-name="P24"/>
      <text:p text:style-name="P24"/>
      <text:p text:style-name="P24">}</text:p>
      <text:p text:style-name="P24"/>
      <text:p text:style-name="P11">Which gives me :-</text:p>
      <text:p text:style-name="P11"/>
      <text:p text:style-name="P26">On square 1, put <text:s text:c="19"/>1 coins</text:p>
      <text:p text:style-name="P26">On square 2, put <text:s text:c="19"/>2 coins</text:p>
      <text:p text:style-name="P26">On square 3, put <text:s text:c="19"/>4 coins</text:p>
      <text:p text:style-name="P26">On square 4, put <text:s text:c="19"/>8 coins</text:p>
      <text:p text:style-name="P26">On square 5, put <text:s text:c="18"/>16 coins</text:p>
      <text:p text:style-name="P26">On square 6, put <text:s text:c="18"/>32 coins</text:p>
      <text:p text:style-name="P26">On square 7, put <text:s text:c="18"/>64 coins</text:p>
      <text:p text:style-name="P26">On square 8, put <text:s text:c="17"/>128 coins</text:p>
      <text:p text:style-name="P26">On square 9, put <text:s text:c="17"/>256 coins</text:p>
      <text:p text:style-name="P26">On square 10, put <text:s text:c="17"/>512 coins</text:p>
      <text:p text:style-name="P26">On square 11, put <text:s text:c="16"/>1024 coins</text:p>
      <text:p text:style-name="P26">On square 12, put <text:s text:c="16"/>2048 coins</text:p>
      <text:p text:style-name="P26">On square 13, put <text:s text:c="16"/>4096 coins</text:p>
      <text:p text:style-name="P26">On square 14, put <text:s text:c="16"/>8192 coins</text:p>
      <text:p text:style-name="P26">On square 15, put <text:s text:c="15"/>16384 coins</text:p>
      <text:p text:style-name="P26">On square 16, put <text:s text:c="15"/>32768 coins</text:p>
      <text:p text:style-name="P26">On square 17, put <text:s text:c="15"/>65536 coins</text:p>
      <text:p text:style-name="P26">On square 18, put <text:s text:c="14"/>131072 coins</text:p>
      <text:p text:style-name="P26">On square 19, put <text:s text:c="14"/>262144 coins</text:p>
      <text:p text:style-name="P26">On square 20, put <text:s text:c="14"/>524288 coins</text:p>
      <text:p text:style-name="P26">On square 21, put <text:s text:c="13"/>1048576 coins</text:p>
      <text:p text:style-name="P26">On square 22, put <text:s text:c="13"/>2097152 coins</text:p>
      <text:p text:style-name="P26">On square 23, put <text:s text:c="13"/>4194304 coins</text:p>
      <text:p text:style-name="P26">On square 24, put <text:s text:c="13"/>8388608 coins</text:p>
      <text:p text:style-name="P26">On square 25, put <text:s text:c="12"/>16777216 coins</text:p>
      <text:p text:style-name="P26">On square 26, put <text:s text:c="12"/>33554432 coins</text:p>
      <text:p text:style-name="P26">On square 27, put <text:s text:c="12"/>67108864 coins</text:p>
      <text:p text:style-name="P26">On square 28, put <text:s text:c="11"/>134217728 coins</text:p>
      <text:p text:style-name="P26">On square 29, put <text:s text:c="11"/>268435456 coins</text:p>
      <text:p text:style-name="P26">On square 30, put <text:s text:c="11"/>536870912 coins</text:p>
      <text:p text:style-name="P26">On square 31, put <text:s text:c="10"/>1073741824 coins</text:p>
      <text:p text:style-name="P26">On square 32, put <text:s text:c="10"/>2147483648 coins</text:p>
      <text:p text:style-name="P26">On square 33, put <text:s text:c="10"/>4294967296 coins</text:p>
      <text:p text:style-name="P26">On square 34, put <text:s text:c="10"/>8589934592 coins</text:p>
      <text:p text:style-name="P26">On square 35, put <text:s text:c="9"/>17179869184 coins</text:p>
      <text:p text:style-name="P26">On square 36, put <text:s text:c="9"/>34359738368 coins</text:p>
      <text:p text:style-name="P26">On square 37, put <text:s text:c="9"/>68719476736 coins</text:p>
      <text:p text:style-name="P26">On square 38, put <text:s text:c="8"/>137438953472 coins</text:p>
      <text:p text:style-name="P26">On square 39, put <text:s text:c="8"/>274877906944 coins</text:p>
      <text:p text:style-name="P26">On square 40, put <text:s text:c="8"/>549755813888 coins</text:p>
      <text:p text:style-name="P26">On square 41, put <text:s text:c="7"/>1099511627776 coins</text:p>
      <text:p text:style-name="P26">On square 42, put <text:s text:c="7"/>2199023255552 coins</text:p>
      <text:p text:style-name="P26">On square 43, put <text:s text:c="7"/>4398046511104 coins</text:p>
      <text:p text:style-name="P26">On square 44, put <text:s text:c="7"/>8796093022208 coins</text:p>
      <text:p text:style-name="P26">On square 45, put <text:s text:c="6"/>17592186044416 coins</text:p>
      <text:p text:style-name="P26">On square 46, put <text:s text:c="6"/>35184372088832 coins</text:p>
      <text:p text:style-name="P26">On square 47, put <text:s text:c="6"/>70368744177664 coins</text:p>
      <text:p text:style-name="P26">On square 48, put <text:s text:c="5"/>140737488355328 coins</text:p>
      <text:p text:style-name="P26">On square 49, put <text:s text:c="5"/>281474976710656 coins</text:p>
      <text:p text:style-name="P26">On square 50, put <text:s text:c="5"/>562949953421312 coins</text:p>
      <text:p text:style-name="P26">On square 51, put <text:s text:c="4"/>1125899906842624 coins</text:p>
      <text:p text:style-name="P26">On square 52, put <text:s text:c="4"/>2251799813685248 coins</text:p>
      <text:p text:style-name="P26">On square 53, put <text:s text:c="4"/>4503599627370496 coins</text:p>
      <text:p text:style-name="P26">On square 54, put <text:s text:c="4"/>9007199254740992 coins</text:p>
      <text:p text:style-name="P26">On square 55, put <text:s text:c="3"/>18014398509481984 coins</text:p>
      <text:p text:style-name="P26">On square 56, put <text:s text:c="3"/>36028797018963968 coins</text:p>
      <text:p text:style-name="P26"><text:soft-page-break/>On square 57, put <text:s text:c="3"/>72057594037927936 coins</text:p>
      <text:p text:style-name="P26">On square 58, put <text:s text:c="2"/>144115188075855872 coins</text:p>
      <text:p text:style-name="P26">On square 59, put <text:s text:c="2"/>288230376151711744 coins</text:p>
      <text:p text:style-name="P26">On square 60, put <text:s text:c="2"/>576460752303423488 coins</text:p>
      <text:p text:style-name="P26">On square 61, put <text:s/>1152921504606846976 coins</text:p>
      <text:p text:style-name="P26">On square 62, put <text:s/>2305843009213693952 coins</text:p>
      <text:p text:style-name="P26">On square 63, put <text:s/>4611686018427387904 coins</text:p>
      <text:p text:style-name="P26">On square 64, put <text:s/>9223372036854775808 coins</text:p>
      <text:p text:style-name="P26">Sum of coins is 18446744073709551616 or 1.84467440737095516160e+19</text:p>
      <text:p text:style-name="P26"/>
      <text:p text:style-name="P26">RUN FINISHED; exit value 0; real time: 10ms; user: 0ms; system: 0ms</text:p>
      <text:p text:style-name="P26"/>
      <text:p text:style-name="No_20_Spacing"><text:span text:style-name="T4">This is also 2</text:span><text:span text:style-name="T8">64</text:span><text:span text:style-name="T4"> - 1, or </text:span><text:s/>18446744073709551615. <text:s/>Our answer is slightly out.</text:p>
      <text:p text:style-name="No_20_Spacing"/>
      <text:p text:style-name="No_20_Spacing">18,446,744,073,709,551,615. <text:s/></text:p>
      <text:p text:style-name="P57"/>
      <text:p text:style-name="P22">END</text:p>
      <text:p text:style-name="P22"/>
      <text:p text:style-name="P22">Look at circuit simulators for De Morgan's Law</text:p>
      <text:p text:style-name="P27"/>
      <text:p text:style-name="P27"/>
      <text:p text:style-name="P32">And now … pointers.</text:p>
      <text:p text:style-name="P32"/>
      <text:p text:style-name="P32">Every C variable has an address in memory. <text:s/>Pointers are a way of using these addresses.</text:p>
      <text:p text:style-name="P32"/>
      <text:p text:style-name="P33">The swap() problem.</text:p>
      <text:p text:style-name="P32"/>
      <text:p text:style-name="P32">Write a function to swap two integers.</text:p>
      <text:p text:style-name="P32"/>
      <text:p text:style-name="P32">So if x=1 and y = 50, swap(x,y) comes back with x=50 and y=1</text:p>
      <text:p text:style-name="P32"/>
      <text:p text:style-name="P32">Can you do it? <text:s/>Lets try...</text:p>
      <text:p text:style-name="P32"/>
      <text:p text:style-name="P31">void swap(int x, int y) {</text:p>
      <text:p text:style-name="P31"><text:tab/>int temp;</text:p>
      <text:p text:style-name="P31"><text:tab/>temp = y;</text:p>
      <text:p text:style-name="P31"><text:tab/>y = x;</text:p>
      <text:p text:style-name="P31"><text:tab/>x = temp;</text:p>
      <text:p text:style-name="P31"><text:tab/>}</text:p>
      <text:p text:style-name="P31"/>
      <text:p text:style-name="P32">Does this work?</text:p>
      <text:p text:style-name="P32"/>
      <text:p text:style-name="P32">Why/ why not?</text:p>
      <text:p text:style-name="P32"/>
      <text:p text:style-name="P32">What kind of variables are x and y. <text:s/>What is their scope?</text:p>
      <text:p text:style-name="P32"/>
      <text:p text:style-name="P32">Question: What is scope?</text:p>
      <text:p text:style-name="P32"/>
      <text:p text:style-name="P32">Answer: its the area of program where a variable can be accessed.</text:p>
      <text:p text:style-name="P32"/>
      <text:p text:style-name="P32"/>
      <text:p text:style-name="P32"><text:span text:style-name="T15">&gt;&gt;Talk about </text:span>Local variables</text:p>
      <text:p text:style-name="P32"><text:span text:style-name="T15">&gt;&gt;and </text:span>Global variables</text:p>
      <text:p text:style-name="P32"/>
      <text:p text:style-name="P36">x and y are <text:span text:style-name="T12">local</text:span> to the swap function. <text:s/>When the function is called, you give it two variables. <text:s/>However, the values of the variables are <text:span text:style-name="T12">copied</text:span> into x and y. <text:s/>When the function exits, x and y disappear, and no external effects are seen.</text:p>
      <text:p text:style-name="P36"/>
      <text:p text:style-name="P36">In order to write a swap function, you need to tell it the addresses, and say “swap the variables at these addresses”. <text:s/>That will work.</text:p>
      <text:p text:style-name="P36"/>
      <text:p text:style-name="P37">To do this, we use &amp; and *. <text:s/>This gives us the memory address of a variable.</text:p>
      <text:p text:style-name="P36"/>
      <text:p text:style-name="P36">To declare something that holds an address, we use *.</text:p>
      <text:p text:style-name="P36"/>
      <text:p text:style-name="P36">e.g. int * intptr;</text:p>
      <text:p text:style-name="P36"/>
      <text:p text:style-name="P36">declares intptr to be something that holds the address of an int variable. <text:s/>We say that it is a <text:span text:style-name="T12">pointer</text:span>, and it “points to” where the variable is.</text:p>
      <text:p text:style-name="P50"/>
      <text:p text:style-name="P52">To get the address of a variable, we use &amp; :-</text:p>
      <text:p text:style-name="P52"/>
      <text:p text:style-name="P52">int x;</text:p>
      <text:p text:style-name="P52"><text:soft-page-break/>&amp;x is the address of x, and we can assign it to a pointer type (an int pointer in this case, the types must agree).</text:p>
      <text:p text:style-name="P52"/>
      <text:p text:style-name="P52">intptr = &amp;x;</text:p>
      <text:p text:style-name="P52"/>
      <text:p text:style-name="P52">intptr now holds the address of x.</text:p>
      <text:p text:style-name="P52"/>
      <text:p text:style-name="P36"/>
      <text:p text:style-name="P36"/>
      <text:p text:style-name="P50">We'll have a bit of practical with pointers, then go back to the swap().</text:p>
      <text:p text:style-name="P50"/>
      <text:p text:style-name="P34"/>
      <text:p text:style-name="P34"/>
      <text:p text:style-name="P34">Practical</text:p>
      <text:p text:style-name="P50"/>
      <text:p text:style-name="P50">try the following code:-</text:p>
      <text:p text:style-name="P50"/>
      <text:p text:style-name="P50"/>
      <text:p text:style-name="P50"/>
      <text:p text:style-name="P30">void pointerDemo() {</text:p>
      <text:p text:style-name="P30"/>
      <text:p text:style-name="P30"><text:s text:c="4"/>int x = 100;</text:p>
      <text:p text:style-name="P30"/>
      <text:p text:style-name="P30"><text:s text:c="4"/>printf("before, x = %d\n", x);</text:p>
      <text:p text:style-name="P30"/>
      <text:p text:style-name="P30"><text:s text:c="4"/>int * xptr;</text:p>
      <text:p text:style-name="P30"/>
      <text:p text:style-name="P30"><text:s text:c="4"/>xptr = &amp;x;</text:p>
      <text:p text:style-name="P30"><text:s text:c="4"/>printf(" address of x is %p\n", xptr);</text:p>
      <text:p text:style-name="P30"><text:s text:c="4"/>printf("contents of x is %d\n", *xptr);</text:p>
      <text:p text:style-name="P30"/>
      <text:p text:style-name="P30"><text:s text:c="4"/>*xptr = 2;</text:p>
      <text:p text:style-name="P30"/>
      <text:p text:style-name="P30"><text:s text:c="4"/>printf("now x = %d\n", x);</text:p>
      <text:p text:style-name="P30">}</text:p>
      <text:p text:style-name="P51"/>
      <text:p text:style-name="P51"/>
      <text:p text:style-name="P51">See how &amp;x gets us the address of x, in memory.</text:p>
      <text:p text:style-name="P51"/>
      <text:p text:style-name="P51">And we just assign xptr = &amp;x, because xptr will hold the address of x. <text:s/>Thats what pointers do. <text:s/>They hold an address, or location of something. <text:s/>&amp;x is also called a <text:span text:style-name="T12">reference to x</text:span>, or just a <text:span text:style-name="T12">reference</text:span>.</text:p>
      <text:p text:style-name="P51"/>
      <text:p text:style-name="P35">Call by value vs. call by reference.</text:p>
      <text:p text:style-name="P35"/>
      <text:p text:style-name="P51"/>
      <text:p text:style-name="P34"/>
      <text:p text:style-name="P35"/>
      <text:p text:style-name="P58">Back to swap()</text:p>
      <text:p text:style-name="P50"/>
      <text:p text:style-name="P38">To do the swap, we need a pointer to each variable:</text:p>
      <text:p text:style-name="P38"/>
      <text:p text:style-name="P38">int * ptr1;</text:p>
      <text:p text:style-name="P38">int * ptr2;</text:p>
      <text:p text:style-name="P38"/>
      <text:p text:style-name="P38">and do this</text:p>
      <text:p text:style-name="P38"/>
      <text:p text:style-name="P36"/>
      <text:p text:style-name="P36">void swap (int *x, int *y) {</text:p>
      <text:p text:style-name="P39"><text:tab/><text:span text:style-name="T13">int temp;</text:span></text:p>
      <text:p text:style-name="P41"><text:tab/>temp = *x;</text:p>
      <text:p text:style-name="P38"><text:tab/>*<text:span text:style-name="T13">x = *y;</text:span></text:p>
      <text:p text:style-name="P38"><text:tab/>*<text:span text:style-name="T13">y = temp;</text:span></text:p>
      <text:p text:style-name="P38"><text:tab/><text:span text:style-name="T13">}</text:span></text:p>
      <text:p text:style-name="P38"/>
      <text:p text:style-name="P40">Note that there are two uses of * here, and they can be confusing.</text:p>
      <text:p text:style-name="P40"/>
      <text:p text:style-name="P41"><text:tab/>temp = *x;</text:p>
      <text:p text:style-name="P39"/>
      <text:p text:style-name="P42">This means, <text:span text:style-name="T14">“temp becomes equal to the variable pointed to by x”</text:span></text:p>
      <text:p text:style-name="P42"/>
      <text:p text:style-name="P39"><text:tab/>*<text:span text:style-name="T13">x = *y;</text:span></text:p>
      <text:p text:style-name="P39"/>
      <text:p text:style-name="P42">This means, <text:span text:style-name="T14">“the variable pointed to by x <text:s/>... <text:s/>becomes equal to … <text:s/>the variable pointed to by y”</text:span></text:p>
      <text:p text:style-name="P42"/>
      <text:p text:style-name="P39"><text:tab/>*<text:span text:style-name="T13">y = temp;</text:span></text:p>
      <text:p text:style-name="P39"/>
      <text:p text:style-name="P42">This means, <text:span text:style-name="T14">“the variable pointed to by y <text:s/>... <text:s/>becomes equal to … <text:s/>the value of temp”</text:span></text:p>
      <text:p text:style-name="P42"/>
      <text:p text:style-name="P43">Or, you can think of them as <text:span text:style-name="T12">read</text:span> and <text:span text:style-name="T12">store</text:span> operations.</text:p>
      <text:p text:style-name="P43"/>
      <text:p text:style-name="P48"><text:tab/>temp = *x;</text:p>
      <text:p text:style-name="P44"/>
      <text:p text:style-name="P45">Means read or get what x points to, assign it to temp.</text:p>
      <text:p text:style-name="P45"/>
      <text:p text:style-name="P44"><text:tab/>*<text:span text:style-name="T13">x = *y;</text:span></text:p>
      <text:p text:style-name="P44"/>
      <text:p text:style-name="P45">Means read what y points to, store it where x points to. <text:s/>And</text:p>
      <text:p text:style-name="P45"/>
      <text:p text:style-name="P44"><text:tab/>*<text:span text:style-name="T13">y = temp;</text:span></text:p>
      <text:p text:style-name="P44"/>
      <text:p text:style-name="P45">Store temp in what y points to.</text:p>
      <text:p text:style-name="P44"/>
      <text:p text:style-name="P44"/>
      <text:p text:style-name="P44"/>
      <text:p text:style-name="P44"/>
      <text:p text:style-name="P46">When we call this function, we give it the addresses of the variables to swap, like this :-</text:p>
      <text:p text:style-name="P46"/>
      <text:p text:style-name="P46"/>
      <text:p text:style-name="P46"><text:tab/>int a = 1;</text:p>
      <text:p text:style-name="P46"><text:tab/>int b = 50;</text:p>
      <text:p text:style-name="P46"/>
      <text:p text:style-name="P46"><text:tab/>swap (&amp;a, &amp;b);</text:p>
      <text:p text:style-name="P46"/>
      <text:p text:style-name="P46">The &amp; means “the address of”.</text:p>
      <text:p text:style-name="P46"><text:soft-page-break/></text:p>
      <text:p text:style-name="P47"/>
      <text:p text:style-name="P49">What's the point of pointers?</text:p>
      <text:p text:style-name="P47"/>
      <text:p text:style-name="P47">Saves us copying data around from one place to another. <text:s/>You just pass a pointer to it, instead.</text:p>
      <text:p text:style-name="P47">Allows us to do lots that we can't do yet, and I don't just mean swapping variables.</text:p>
      <text:p text:style-name="P47">e.g allocate a chunk of memory</text:p>
      <text:p text:style-name="P47"/>
      <text:p text:style-name="P47">malloc() and free().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06T20:40:57.572943819</dc:date>
    <dc:creator>Mark Woodrow</dc:creator>
    <meta:editing-duration>PT2H16M20S</meta:editing-duration>
    <meta:editing-cycles>19</meta:editing-cycles>
    <meta:generator>LibreOffice/4.2.8.2$Linux_x86 LibreOffice_project/420m0$Build-2</meta:generator>
    <meta:document-statistic meta:table-count="2" meta:image-count="0" meta:object-count="0" meta:page-count="14" meta:paragraph-count="308" meta:word-count="2152" meta:character-count="12230" meta:non-whitespace-character-count="9024"/>
  </office:meta>
</office:document-meta>
</file>